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ConfigurationChecker.assertConfig( boolean condition , String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ConfigurationChecker.TaskConfigurationChecker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nfigurationChecker.check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skConfigurationChecker.fail(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